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non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rigins and losses of parasitism</text:h>
      <text:p text:style-name="Signature"><text:bookmark text:name="result_box"/><text:span text:style-name="T1">an analysis of the phylogenetic tree of life with a parsimony-like algorithm</text:span> </text:p>
      <text:h text:style-name="Heading_20_2" text:outline-level="2">Introduction</text:h>
      <text:h text:style-name="Heading_20_3" text:outline-level="3">Definitions</text:h>
      <text:p text:style-name="Text_20_body"><text:span text:style-name="T3">Taxonomic tree</text:span> – Taxonomy is the classification, identification and naming of organisms. It si usually richly informed by phylogenetics, but remains a methodologically and logically distinct discipline. The Taxonomic levels are Kingdom, Phylum, Class, Order, Family, Genus, Species and maybe some superclasses between them. </text:p>
      <text:p text:style-name="Text_20_body">coarser classification</text:p>
      <text:p text:style-name="Text_20_body">In each level the nodes can have more than 2 children</text:p>
      <text:p text:style-name="Text_20_body"><text:span text:style-name="T3">Phylogenetic tree</text:span> – Phylogenetics is the study of evolutionary history and the relationships among individuals or groups of organisms. The result ot these analysis is a <text:s/>phylogeny or phylogenetic tree. The phylogenetic tree is a hypothesis about the history of the evolutionary relationships of a group of organisms.</text:p>
      <text:p text:style-name="Text_20_body">A perfect tree would be binary</text:p>
      <text:p text:style-name="Text_20_body">no levels only time</text:p>
      <text:p text:style-name="Text_20_body"><text:span text:style-name="T3">Parasitism</text:span> – Parasitism is an interaction relationship between two organisms living together in more or less intimate association in a relationship in which association is disadvantageous or destructive to one of the organisms.</text:p>
      <text:p text:style-name="Text_20_body">ontology definition of the interaction 'is parasite of' from GloBI the database we use here.</text:p>
      <text:p text:style-name="Text_20_body">exist very different types of parasites: endoparasites, broodparasitism, ...</text:p>
      <text:p text:style-name="Text_20_body">40% of species are parasites, but the most of them are understudied.</text:p>
      <text:h text:style-name="Heading_20_2" text:outline-level="2">Issue - Content Requirements</text:h>
      <text:p text:style-name="P1"><text:bookmark text:name="result_box1"/>Further on from the master thesis of Marius Bäsler, the consideration of the origins and losses of parasitism in the taxonomic tree of life, I would like to continue with this analysis on the phylogenetic tree of life.</text:p>
      <text:p text:style-name="Text_20_body"><text:span text:style-name="T1">I would like to enhance and evaluate the </text:span><text:span text:style-name="T2">T</text:span><text:span text:style-name="T1">axonomic </text:span><text:span text:style-name="T2">M</text:span><text:span text:style-name="T1">ajority </text:span><text:span text:style-name="T2">C</text:span><text:span text:style-name="T1">ensoring Algorithm (TMC), developed by Marius Bäsler, to a parsimony-like algorithm.</text:span> </text:p>
      <text:h text:style-name="Heading_20_2" text:outline-level="2">Methodik</text:h>
      <text:p text:style-name="Text_20_body">Wie im Zeitplan zu sehen, plane ich Implementierung, Evaluierung abzuwechseln und mit dem schreiben zu verknüpfen.</text:p>
      <text:p text:style-name="Text_20_body">D.h. Implementierung des TMC, erste Evaluierung. -&gt; schreiben</text:p>
      <text:p text:style-name="Text_20_body">Weiterentwicklung des TMC mit parsimony für nicht binäre bäume, nächste Evaluierung -&gt; schreiben</text:p>
      <text:p text:style-name="Text_20_body">Evaluierung mithilfe von bekannten subtrees -&gt; eigenen algorithmus anpassen, theoretische Betrachtungen etc -&gt; schreiben</text:p>
      <text:p text:style-name="Text_20_body">Endgültige Evaluierung, Ergebnisse, Plots erstellen etc -&gt; schreiben</text:p>
      <text:h text:style-name="Heading_20_2" text:outline-level="2"><text:soft-page-break/>Gliederungsentwurf</text:h>
      <text:p text:style-name="Text_20_body">... setup from a classic paper: Intro, Methods, results, Discussion, Conclusion</text:p>
      <text:list xml:id="list6006243327638116947" text:style-name="L1">
        <text:list-item>
          <text:p text:style-name="P2">Abstract, Summary, Preface</text:p>
        </text:list-item>
        <text:list-item>
          <text:p text:style-name="P2">Introduction</text:p>
          <text:list>
            <text:list-item>
              <text:p text:style-name="P2">Definintionen (taxonomy, phylogeny, parasite, parsimony)</text:p>
            </text:list-item>
            <text:list-item>
              <text:p text:style-name="P2">Motivation</text:p>
              <text:list>
                <text:list-item>
                  <text:p text:style-name="P2">Aim of the thesis / Presentation of the problem: not binary ancectral state reconstrunction in a phylogeny-like tree of all eukaryotes</text:p>
                </text:list-item>
              </text:list>
            </text:list-item>
            <text:list-item>
              <text:p text:style-name="P2">Relatd methods or background (Related literature and theoretical focus)</text:p>
              <text:list>
                <text:list-item>
                  <text:p text:style-name="P2">Literatur zu ancestral state reconstruction, entwickelte algorithmen, parsimony, likelihood,... Marius thesis</text:p>
                </text:list-item>
                <text:list-item>
                  <text:p text:style-name="P2">algorithmen näher vorstellen: pasimony, TMC</text:p>
                </text:list-item>
                <text:list-item>
                  <text:p text:style-name="P2">Die datenbanken GLOBI und Open Tree of Life für echte Daten</text:p>
                </text:list-item>
              </text:list>
            </text:list-item>
          </text:list>
        </text:list-item>
        <text:list-item>
          <text:p text:style-name="P2">Methods</text:p>
          <text:list>
            <text:list-item>
              <text:p text:style-name="P2">entwicklung <text:s/>zweier eigener algorithmen: parsimony mit Zahlen, binarisierung des baumes</text:p>
            </text:list-item>
            <text:list-item>
              <text:p text:style-name="P2">Simulation </text:p>
            </text:list-item>
            <text:list-item>
              <text:p text:style-name="P2">own scripts</text:p>
            </text:list-item>
            <text:list-item>
              <text:p text:style-name="P2">(arango db als graphdatenbank)</text:p>
            </text:list-item>
            <text:list-item>
              <text:p text:style-name="P2">implementierungen in javascript, <text:span text:style-name="T4">phyton</text:span> und AQL</text:p>
            </text:list-item>
          </text:list>
        </text:list-item>
        <text:list-item>
          <text:p text:style-name="P2">Results</text:p>
          <text:list>
            <text:list-item>
              <text:p text:style-name="P2">Experiments (incl. Hypothesis, which will be tested)</text:p>
            </text:list-item>
          </text:list>
        </text:list-item>
        <text:list-item>
          <text:p text:style-name="P2">Discussion</text:p>
        </text:list-item>
        <text:list-item>
          <text:p text:style-name="P2">Conclusion</text:p>
        </text:list-item>
        <text:list-item>
          <text:p text:style-name="P2">References / Bibliography</text:p>
        </text:list-item>
        <text:list-item>
          <text:p text:style-name="P2">Appendices (Code, ...)</text:p>
        </text:list-item>
      </text:list>
      <text:h text:style-name="Heading_20_2" text:outline-level="2">Timetable</text:h>
      <text:p text:style-name="Text_20_body">1.10. Anmeldung, d.h. 31.3. Abgabe</text:p>
      <text:p text:style-name="Text_20_body">Oktober: Woche</text:p>
      <text:list xml:id="list4911514516522346320" text:style-name="L2">
        <text:list-item>
          <text:list>
            <text:list-item>
              <text:list>
                <text:list-item>
                  <text:p text:style-name="P3">build random binary tree, tag tree</text:p>
                </text:list-item>
                <text:list-item>
                  <text:p text:style-name="P3">forget inner nodes, run parsimony</text:p>
                </text:list-item>
                <text:list-item>
                  <text:p text:style-name="P3">implement parsimony with numbers</text:p>
                </text:list-item>
                <text:list-item>
                  <text:p text:style-name="P3">prune binary tree -&gt; not binary tree</text:p>
                </text:list-item>
              </text:list>
            </text:list-item>
          </text:list>
        </text:list-item>
      </text:list>
      <text:p text:style-name="Text_20_body">November: Woche</text:p>
      <text:list xml:id="list42527789" text:continue-numbering="true" text:style-name="L2">
        <text:list-item>
          <text:list>
            <text:list-item>
              <text:list>
                <text:list-item>
                  <text:p text:style-name="P3">run parsimony with numbers and TMC</text:p>
                </text:list-item>
                <text:list-item>
                  <text:p text:style-name="P3"><text:soft-page-break/>- 8. Evaluation -&gt; compare computed trees with the origin binary tree</text:p>
                </text:list-item>
              </text:list>
            </text:list-item>
          </text:list>
        </text:list-item>
      </text:list>
      <text:p text:style-name="Text_20_body">Dezember: Evaluation of special subtrees of the real synthesis tree from Open Tree of Life <text:tab/>(using biological knowlege)</text:p>
      <text:p text:style-name="Text_20_body">Jannuar: theoretical analysis of the two parsimony like algorithms -&gt; add changes, adjust <text:tab/>the parameters</text:p>
      <text:p text:style-name="Text_20_body">Februar: last Evaluation / Compairing the different algorithms</text:p>
      <text:p text:style-name="Text_20_body">März: Proofreading, writing, complete the thesis</text:p>
      <text:h text:style-name="Heading_20_2" text:outline-level="2">Literaturverzeichnis</text:h>
      <text:list xml:id="list5934499191392820501" text:style-name="L3">
        <text:list-item>
          <text:p text:style-name="P4">[COO98] Cunningham, Cliﬀord W.; Omland, Kevin E.; Oakley, Todd H.: <text:span text:style-name="T3">Reconstructing ancestral character states: a critical reappraisal.</text:span> In: Trends in Ecology &amp; Evolution 13 (1998), Nr.9, 361-366. http://dx.doi.org/https://doi.org/ 10.1016/S0169-5347(98)01382-2. – DOI https://doi.org/10.1016/S0169– 5347(98)01382–2. – ISSN 0169–5347</text:p>
        </text:list-item>
        <text:list-item>
          <text:p text:style-name="P4">[HSA+15] Hinchliff, Cody E.; Smith, Stephen A.; Allman, James F.; Burleigh, J. G.; Chaudhary, Ruchi; Coghill, Lyndon M.; Crandall, Keith A.; Deng, Jiabin; Drew, Bryan T.; Gazis, Romina; Gude, Karl; Hibbett, David S.; Katz, Laura A.; Laughinghouse, H. D.; McTavish, Emily J.; Midford, Peter E.; Owen, Christopher L.; Ree, Richard H.; Rees, Jonathan A.; Soltis, Douglas E.; Williams, Tiﬀani; Cranston, Karen A.: <text:span text:style-name="T3">Synthesis of phylogeny and taxonomy into a comprehensive tree of life.</text:span> In: Proceedings of the National Academy of Sciences 112 (2015), Nr. 41, 12764-12769. http://dx.doi.org/10.1073/pnas.1423041112. – DOI 10.1073/pnas.1423041112</text:p>
        </text:list-item>
        <text:list-item>
          <text:p text:style-name="P4">[PSM14] Poelen, Jorrit H.; Simons, James D.; Mungall, Chris J.: <text:span text:style-name="T3">Global biotic interactions: An open infrastructure to share and analyze species-interaction datasets.</text:span> In: Ecological Informatics 24 (2014), Nr. Supplement C, 148 - 159. http: //dx.doi.org/https://doi.org/10.1016/j.ecoinf.2014.08.005. – DOI https://doi.org/10.1016/j.ecoinf.2014.08.005. – ISSN 1574–9541</text:p>
        </text:list-item>
        <text:list-item>
          <text:p text:style-name="P4">[Win98] Windsor, Donald A.: <text:span text:style-name="T3">Controversies in parasitology, Most of the species on Earth are parasites.</text:span> In: International Journal for Parasitology 28 (1998), Nr. 12, 1939–1941. http://dx.doi.org/doi:10.1016/S0020-7519(98)00153-2. – DOI doi:10.1016/S0020–7519(98)00153–2</text:p>
        </text:list-item>
        <text:list-item>
          <text:p text:style-name="P4">[WK16] Weinstein, Sara B.; Kuris, Armand M.: <text:span text:style-name="T3">Independent origins of parasitism in Animalia. </text:span>In: Biology Letters 12 (2016), Nr. 7. http://dx.doi.org/10.1098/ rsbl.2016.0324. – DOI 10.1098/rsbl.2016.0324. – ISSN 1744–9561</text:p>
        </text:list-item>
      </text:list>
      <text:p text:style-name="Text_20_body"/>
      <text:h text:style-name="Heading_20_2" text:outline-level="2">Anmerkungen</text:h>
      <text:list xml:id="list1633316957079498145" text:style-name="L4">
        <text:list-item>
          <text:p text:style-name="P5">Wir haben eine nette Sammlung von FU Masterarbeiten auf dem group drive (S -&gt; MF1 -&gt; group publications -&gt; thesis).</text:p>
          <text:p text:style-name="P5">Da findest Du einige Inspi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Arial1" fo:font-size="10pt" fo:language="zxx" fo:country="none" fo:font-style="italic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hyphenation-ladder-count="no-limit" style:page-number="auto"/>
      <style:text-properties fo:font-size="12pt" fo:font-style="normal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0pt" fo:font-style="normal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text-align="center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0pt" style:font-size-asian="20pt" style:font-size-complex="20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18pt" style:font-size-asian="18pt" style:font-size-complex="18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  <style:text-properties fo:font-size="20pt" style:font-size-asian="20pt" style:font-size-complex="20pt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0pt" style:font-size-asian="20pt" style:font-size-complex="20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18pt" style:font-size-asian="18pt" style:font-size-complex="18pt"/>
    </style:style>
    <style:style style:name="Gliederung_20_4" style:display-name="Gliederung 4" style:family="paragraph" style:parent-style-name="Gliederung_20_3">
      <style:paragraph-properties fo:margin-top="0cm" fo:margin-bottom="0.199cm"/>
    </style:style>
    <style:style style:name="Gliederung_20_5" style:display-name="Gliederung 5" style:family="paragraph" style:parent-style-name="Gliederung_20_4">
      <style:paragraph-properties fo:margin-top="0cm" fo:margin-bottom="0.101cm"/>
      <style:text-properties fo:font-size="20pt" style:font-size-asian="20pt" style:font-size-complex="20pt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tandard_20_1_7e_LT_7e_Gliederung_20_1" style:display-name="Standard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/>
      <style:text-properties fo:font-size="20pt" style:font-size-asian="20pt" style:font-size-complex="20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/>
      <style:text-properties fo:font-size="18pt" style:font-size-asian="18pt" style:font-size-complex="18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/>
      <style:text-properties fo:font-size="20pt" style:font-size-asian="20pt" style:font-size-complex="20pt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5M59S</meta:editing-duration>
    <meta:editing-cycles>17</meta:editing-cycles>
    <meta:generator>OpenOffice/4.1.1$Win32 OpenOffice.org_project/411m6$Build-9775</meta:generator>
    <dc:date>2017-10-09T22:33:06.62</dc:date>
    <meta:document-statistic meta:table-count="0" meta:image-count="0" meta:object-count="0" meta:page-count="3" meta:paragraph-count="69" meta:word-count="825" meta:character-count="5835"/>
    <meta:user-defined meta:name="Info 1"/>
    <meta:user-defined meta:name="Info 2"/>
    <meta:user-defined meta:name="Info 3"/>
    <meta:user-defined meta:name="Info 4"/>
  </office:meta>
</office:document-meta>
</file>